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20000003F495CAF89AD9AC242.png" manifest:media-type="image/png"/>
  <manifest:file-entry manifest:full-path="Pictures/1000020100000134000000280CC23C4D07EF2EE4.png" manifest:media-type="image/png"/>
  <manifest:file-entry manifest:full-path="Pictures/100002010000005E0000003CC219A263AAA902BA.png" manifest:media-type="image/png"/>
  <manifest:file-entry manifest:full-path="Pictures/10000201000000F6000001B5BE94C24035B30E66.png" manifest:media-type="image/png"/>
  <manifest:file-entry manifest:full-path="Pictures/10000201000000B80000002CB4F65E890E0CC822.png" manifest:media-type="image/png"/>
  <manifest:file-entry manifest:full-path="Pictures/10000201000000A80000009EF8C886B36A98A239.png" manifest:media-type="image/png"/>
  <manifest:file-entry manifest:full-path="Pictures/10000201000000B800000039B86F60876F360D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alliope Mini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heat She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4.315cm" svg:height="7.666cm" svg:x="11.179cm" svg:y="5.842cm">
          <draw:image xlink:href="Pictures/10000201000000F6000001B5BE94C24035B30E66.png" xlink:type="simple" xlink:show="embed" xlink:actuate="onLoad">
            <text:p/>
          </draw:image>
        </draw:frame>
        <draw:frame draw:style-name="gr2" draw:text-style-name="P2" draw:layer="layout" svg:width="3.855cm" svg:height="0.921cm" svg:x="22.815cm" svg:y="0.762cm">
          <draw:image xlink:href="Pictures/10000201000000B80000002CB4F65E890E0CC822.png" xlink:type="simple" xlink:show="embed" xlink:actuate="onLoad">
            <text:p/>
          </draw:image>
        </draw:frame>
        <draw:frame draw:style-name="gr2" draw:text-style-name="P2" draw:layer="layout" svg:width="2.701cm" svg:height="2.54cm" svg:x="19.558cm" svg:y="0.762cm">
          <draw:image xlink:href="Pictures/10000201000000A80000009EF8C886B36A98A239.png" xlink:type="simple" xlink:show="embed" xlink:actuate="onLoad">
            <text:p/>
          </draw:image>
        </draw:frame>
        <draw:frame draw:style-name="gr2" draw:text-style-name="P2" draw:layer="layout" svg:width="3.855cm" svg:height="1.194cm" svg:x="22.815cm" svg:y="2.032cm">
          <draw:image xlink:href="Pictures/10000201000000B800000039B86F60876F360D25.png" xlink:type="simple" xlink:show="embed" xlink:actuate="onLoad">
            <text:p/>
          </draw:image>
        </draw:frame>
        <draw:frame draw:style-name="gr2" draw:text-style-name="P2" draw:layer="layout" svg:width="2.156cm" svg:height="1.376cm" svg:x="16.894cm" svg:y="0.762cm">
          <draw:image xlink:href="Pictures/100002010000005E0000003CC219A263AAA902BA.png" xlink:type="simple" xlink:show="embed" xlink:actuate="onLoad">
            <text:p/>
          </draw:image>
        </draw:frame>
        <draw:frame draw:style-name="gr2" draw:text-style-name="P2" draw:layer="layout" svg:width="6.607cm" svg:height="0.857cm" svg:x="19.555cm" svg:y="3.428cm">
          <draw:image xlink:href="Pictures/1000020100000134000000280CC23C4D07EF2EE4.png" xlink:type="simple" xlink:show="embed" xlink:actuate="onLoad">
            <text:p/>
          </draw:image>
        </draw:frame>
        <draw:frame draw:style-name="gr2" draw:text-style-name="P2" draw:layer="layout" svg:width="2.627cm" svg:height="1.451cm" svg:x="16.51cm" svg:y="2.613cm">
          <draw:image xlink:href="Pictures/10000201000000720000003F495CAF89AD9AC2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5T12:28:38.953547965</meta:creation-date>
    <dc:date>2019-03-15T17:28:47.311752410</dc:date>
    <meta:editing-duration>PT9M46S</meta:editing-duration>
    <meta:editing-cycles>2</meta:editing-cycles>
    <meta:generator>LibreOffice/5.1.6.2$Linux_X86_64 LibreOffice_project/10m0$Build-2</meta:generator>
    <meta:document-statistic meta:object-count="34"/>
  </office:meta>
</office:document-meta>
</file>